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699cm" fo:min-width="3.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318cm" fo:min-width="3.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32cm" fo:min-width="3.5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7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xtrémités_20_de_20_flèche_20_8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9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0.949cm" svg:x="5.5cm" svg:y="6.095cm">
          <text:p text:style-name="P1">Coac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5cm" svg:y="7.04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5cm" svg:y="7cm">
          <text:p text:style-name="P1">String na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5cm" svg:y="7.682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949cm" svg:x="1.25cm" svg:y="6.095cm">
          <text:p text:style-name="P1">Joueu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7.04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7.614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7.044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7.614cm">
          <text:p text:style-name="P1">Float k/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8.114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949cm" svg:x="1.25cm" svg:y="1.5cm">
          <text:p text:style-name="P1">Person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2.449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1.25cm" svg:y="3.017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3.587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2.449cm">
          <text:p text:style-name="P1">String nom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1.25cm" svg:y="3.017cm">
          <text:p text:style-name="P1">String prenom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3.587cm">
          <text:p text:style-name="P1">Int age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949cm" svg:x="9.75cm" svg:y="6.095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9.75cm" svg:y="7.044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9.75cm" svg:y="7.612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9.75cm" svg:y="8.182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9.75cm" svg:y="7.044cm">
          <text:p text:style-name="P1">String email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9.75cm" svg:y="7.612cm">
          <text:p text:style-name="P1">String passwor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9.75cm" svg:y="8.182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8.682cm">
          <text:p text:style-name="P1">Int id ;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.75cm" svg:y1="4.25cm" svg:x2="2.75cm" svg:y2="6cm">
          <text:p/>
        </draw:line>
        <draw:line draw:style-name="gr5" draw:text-style-name="P4" draw:layer="layout" svg:x1="3.5cm" svg:y1="4.25cm" svg:x2="6.5cm" svg:y2="6cm">
          <text:p/>
        </draw:line>
        <draw:line draw:style-name="gr6" draw:text-style-name="P4" draw:layer="layout" svg:x1="4.75cm" svg:y1="4.25cm" svg:x2="10.75cm" svg:y2="6cm">
          <text:p/>
        </draw:line>
        <draw:custom-shape draw:style-name="gr1" draw:text-style-name="P2" draw:layer="layout" svg:width="4cm" svg:height="0.949cm" svg:x="1.25cm" svg:y="10.25cm">
          <text:p text:style-name="P1">Equip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1.199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1.25cm" svg:y="11.767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2.337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1.199cm">
          <text:p text:style-name="P1">Int coach 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1.25cm" svg:y="11.767cm">
          <text:p text:style-name="P1"> Joueur joueur[5]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2.337cm">
          <text:p text:style-name="P1">String nom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2.837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3.405cm">
          <text:p text:style-name="P1">String nat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4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949cm" svg:x="5.75cm" svg:y="10.25cm">
          <text:p text:style-name="P1">Matc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75cm" svg:y="11.199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5.75cm" svg:y="11.767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75cm" svg:y="12.337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75cm" svg:y="11.199cm">
          <text:p text:style-name="P1">Equipe eq1 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5.75cm" svg:y="11.767cm">
          <text:p text:style-name="P1"> Equipe eq2 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75cm" svg:y="12.337cm">
          <text:p text:style-name="P1">Tournois tour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75cm" svg:y="12.837cm">
          <text:p text:style-name="P1">String date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75cm" svg:y="13.432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949cm" svg:x="10.25cm" svg:y="10.25cm">
          <text:p text:style-name="P1">Tourno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0.25cm" svg:y="11.199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10.25cm" svg:y="11.767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0.25cm" svg:y="12.337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0.25cm" svg:y="11.199cm">
          <text:p text:style-name="P1">String localtion 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10.25cm" svg:y="11.767cm">
          <text:p text:style-name="P1"> String date_start 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0.25cm" svg:y="12.337cm">
          <text:p text:style-name="P1">Float cashprize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0.25cm" svg:y="12.837cm">
          <text:p text:style-name="P1">String rank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0.25cm" svg:y="13.432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949cm" svg:x="1.25cm" svg:y="15.25cm">
          <text:p text:style-name="P1">Pari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6.199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1.25cm" svg:y="16.767cm">
          <text:p text:style-name="P1">match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7.337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6.199cm">
          <text:p text:style-name="P1">Float valeur;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cm" svg:height="0.57cm" svg:x="1.25cm" svg:y="16.767cm">
          <text:p text:style-name="P1">Float cote 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17.337cm">
          <text:p text:style-name="P1">Int id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949cm" svg:x="5.5cm" svg:y="20.25cm">
          <text:p text:style-name="P1">ParisResul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5cm" svg:y="21.199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5cm" svg:y="21.155cm">
          <text:p text:style-name="P1">resul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5.5cm" svg:y="21.837cm">
          <text:p text:style-name="P1">equipe 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0.949cm" svg:x="1.25cm" svg:y="20.25cm">
          <text:p text:style-name="P1">ParisSco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21.199cm">
          <text:p text:style-name="P1">date1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21.769cm">
          <text:p text:style-name="P1">match2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21.199cm">
          <text:p text:style-name="P1">Int score1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0.568cm" svg:x="1.25cm" svg:y="21.769cm">
          <text:p text:style-name="P1">Int score2 ;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2cm" svg:y1="18cm" svg:x2="2cm" svg:y2="20.25cm">
          <text:p/>
        </draw:line>
        <draw:line draw:style-name="gr8" draw:text-style-name="P4" draw:layer="layout" svg:x1="3.75cm" svg:y1="18cm" svg:x2="6.5cm" svg:y2="20.25cm">
          <text:p/>
        </draw:line>
      </draw:page>
      <draw:page draw:name="page2" draw:style-name="dp2" draw:master-page-name="Standard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5:12:08.850539357</meta:creation-date>
    <dc:date>2025-03-04T10:54:34.630688156</dc:date>
    <meta:editing-duration>PT54M41S</meta:editing-duration>
    <meta:editing-cycles>14</meta:editing-cycles>
    <meta:generator>LibreOffice/24.8.4.2$Linux_X86_64 LibreOffice_project/480$Build-2</meta:generator>
    <meta:document-statistic meta:object-count="74"/>
  </office:meta>
</office:document-meta>
</file>